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E1A0000020D3B626399FCC394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6.735cm" fo:min-width="19.34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1.565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1.882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2.518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1.089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2.199cm" fo:wrap-option="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Noto Sans1" fo:font-size="10pt"/>
    </style:style>
    <style:style style:name="P4" style:family="paragraph">
      <loext:graphic-properties draw:fill-color="#ffffff"/>
      <style:paragraph-properties fo:text-align="center" style:writing-mode="lr-tb"/>
      <style:text-properties style:font-name="Noto Sans1" fo:font-size="10pt"/>
    </style:style>
    <style:style style:name="T1" style:family="text">
      <style:text-properties style:font-name="Noto Sans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843cm" svg:height="6.985cm" svg:x="0cm" svg:y="0.04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9.208cm" svg:height="2.793cm" svg:x="0.318cm" svg:y="2.006cm">
            <draw:image xlink:href="Pictures/1000000100000E1A0000020D3B626399FCC394FA.png" xlink:type="simple" xlink:show="embed" xlink:actuate="onLoad" draw:mime-type="image/png">
              <text:p/>
            </draw:image>
          </draw:frame>
          <draw:custom-shape draw:style-name="gr3" draw:text-style-name="P4" draw:layer="layout" svg:width="2.064cm" svg:height="1.27cm" svg:x="0.317cm" svg:y="5.444cm">
            <text:p text:style-name="P3"><text:span text:style-name="T1">Reset Button</text:span></text:p>
            <draw:enhanced-geometry svg:viewBox="0 0 21600 21600" draw:glue-points="10800 0 0 10800 10800 21600 21600 10800 ?f40 ?f41" draw:text-areas="0 0 21600 21600" draw:type="rectangular-callout" draw:modifiers="14309.3462469734 -25916.6011014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0.318cm" svg:y="0.364cm">
            <text:p text:style-name="P3"><text:span text:style-name="T1">Power Switch</text:span></text:p>
            <draw:enhanced-geometry svg:viewBox="0 0 21600 21600" draw:glue-points="10800 0 0 10800 10800 21600 21600 10800 ?f40 ?f41" draw:text-areas="0 0 21600 21600" draw:type="rectangular-callout" draw:modifiers="18346.9249394673 45375.295043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2.699cm" svg:y="0.364cm">
            <text:p text:style-name="P3"><text:span text:style-name="T1">Power Jack</text:span></text:p>
            <draw:enhanced-geometry svg:viewBox="0 0 21600 21600" draw:glue-points="10800 0 0 10800 10800 21600 21600 10800 ?f40 ?f41" draw:text-areas="0 0 21600 21600" draw:type="rectangular-callout" draw:modifiers="5575.20581113802 50218.7254130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2.381cm" svg:height="1.27cm" svg:x="2.699cm" svg:y="5.444cm">
            <text:p text:style-name="P3"><text:span text:style-name="T1">USB Debug </text:span></text:p>
            <draw:enhanced-geometry svg:viewBox="0 0 21600 21600" draw:glue-points="10800 0 0 10800 10800 21600 21600 10800 ?f40 ?f41" draw:text-areas="0 0 21600 21600" draw:type="rectangular-callout" draw:modifiers="12867.5062972292 -23316.4437450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4" draw:layer="layout" svg:width="3.017cm" svg:height="1.27cm" svg:x="5.397cm" svg:y="5.444cm">
            <text:p text:style-name="P3"><text:span text:style-name="T1">FNX4N4S Adapter</text:span></text:p>
            <draw:enhanced-geometry svg:viewBox="0 0 21600 21600" draw:glue-points="10800 0 0 10800 10800 21600 21600 10800 ?f40 ?f41" draw:text-areas="0 0 21600 21600" draw:type="rectangular-callout" draw:modifiers="5339.16500994036 -24353.1077891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5.08cm" svg:y="0.364cm">
            <text:p text:style-name="P3"><text:span text:style-name="T1">PS/2</text:span></text:p>
            <draw:enhanced-geometry svg:viewBox="0 0 21600 21600" draw:glue-points="10800 0 0 10800 10800 21600 21600 10800 ?f40 ?f41" draw:text-areas="0 0 21600 21600" draw:type="rectangular-callout" draw:modifiers="366.101694915254 51068.4500393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4" draw:layer="layout" svg:width="1.588cm" svg:height="1.27cm" svg:x="7.461cm" svg:y="0.364cm">
            <text:p text:style-name="P3"><text:span text:style-name="T1">IEC</text:span></text:p>
            <draw:enhanced-geometry svg:viewBox="0 0 21600 21600" draw:glue-points="10800 0 0 10800 10800 21600 21600 10800 ?f40 ?f41" draw:text-areas="0 0 21600 21600" draw:type="rectangular-callout" draw:modifiers="1576.84078036501 46072.06923682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8.731cm" svg:y="5.444cm">
            <text:p text:style-name="P3"><text:span text:style-name="T1">DVI</text:span></text:p>
            <draw:enhanced-geometry svg:viewBox="0 0 21600 21600" draw:glue-points="10800 0 0 10800 10800 21600 21600 10800 ?f40 ?f41" draw:text-areas="0 0 21600 21600" draw:type="rectangular-callout" draw:modifiers="6882.71186440678 -23486.3886703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11.113cm" svg:y="0.364cm">
            <text:p text:style-name="P3"><text:span text:style-name="T1">RS-232</text:span></text:p>
            <draw:enhanced-geometry svg:viewBox="0 0 21600 21600" draw:glue-points="10800 0 0 10800 10800 21600 21600 10800 ?f40 ?f41" draw:text-areas="0 0 21600 21600" draw:type="rectangular-callout" draw:modifiers="5156.80387409201 48315.3422501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4" draw:layer="layout" svg:width="2.698cm" svg:height="1.27cm" svg:x="13.335cm" svg:y="5.444cm">
            <text:p text:style-name="P3"><text:span text:style-name="T1">Headphones</text:span></text:p>
            <draw:enhanced-geometry svg:viewBox="0 0 21600 21600" draw:glue-points="10800 0 0 10800 10800 21600 21600 10800 ?f40 ?f41" draw:text-areas="0 0 21600 21600" draw:type="rectangular-callout" draw:modifiers="3905.44646165246 -26256.490952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15.24cm" svg:y="0.364cm">
            <text:p text:style-name="P3"><text:span text:style-name="T1">Audio Line Out</text:span></text:p>
            <draw:enhanced-geometry svg:viewBox="0 0 21600 21600" draw:glue-points="10800 0 0 10800 10800 21600 21600 10800 ?f40 ?f41" draw:text-areas="0 0 21600 21600" draw:type="rectangular-callout" draw:modifiers="1621.30750605327 50558.6152635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837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3-04-24T15:54:37.715000000</meta:creation-date>
    <dc:date>2023-05-04T18:25:14.906000000</dc:date>
    <dc:creator>Peter Weingartner</dc:creator>
    <meta:editing-duration>PT6M49S</meta:editing-duration>
    <meta:editing-cycles>2</meta:editing-cycles>
    <meta:generator>LibreOffice/7.2.2.2$Windows_X86_64 LibreOffice_project/02b2acce88a210515b4a5bb2e46cbfb63fe97d56</meta:generator>
    <meta:document-statistic meta:object-count="14"/>
  </office:meta>
</office:document-meta>
</file>